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18bcc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8bcce" officeooo:paragraph-rsid="0018bcc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8bcce"/>
    </style:style>
    <style:style style:name="P6" style:family="paragraph" style:parent-style-name="Standard">
      <style:paragraph-properties fo:text-align="start" style:justify-single-word="false"/>
      <style:text-properties officeooo:rsid="0018bcce" officeooo:paragraph-rsid="0018bcce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/>
    </style:style>
    <style:style style:name="T3" style:family="text">
      <style:text-properties fo:language="uk" fo:country="UA" officeooo:rsid="0018bcce"/>
    </style:style>
    <style:style style:name="T4" style:family="text">
      <style:text-properties fo:font-size="14pt" fo:font-weight="normal" officeooo:rsid="0018bcce" style:font-size-asian="14pt" style:font-weight-asian="normal" style:font-size-complex="14pt" style:font-weight-complex="normal"/>
    </style:style>
    <style:style style:name="T5" style:family="text">
      <style:text-properties fo:font-weight="normal" officeooo:rsid="0018bcc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нтрольні запитання</text:p>
      <text:p text:style-name="P2"/>
      <text:p text:style-name="P3"><text:span text:style-name="T5">1. </text:span><text:span text:style-name="T1">Це унікальна директорія саме тим, що це віртуальна файлова система що </text:span><text:span text:style-name="T2">надає доступ до інформації про нутрощі ядра</text:span><text:span text:style-name="T1">.</text:span></text:p>
      <text:p text:style-name="P3"><text:span text:style-name="T1"/></text:p>
      <text:p text:style-name="P3"><text:span text:style-name="T1">Вона зберігає:</text:span></text:p>
      <text:p text:style-name="P3"><text:span text:style-name="T1"/></text:p>
      <text:p text:style-name="P3"><text:span text:style-name="T3">1. </text:span><text:span text:style-name="T1">процеси</text:span></text:p>
      <text:p text:style-name="P4"><text:span text:style-name="T1">2. Інформацію про ядро та систему</text:span></text:p>
      <text:p text:style-name="P4"><text:span text:style-name="T1">3. Налаштування ядра</text:span></text:p>
      <text:p text:style-name="P4"><text:span text:style-name="T1">4. Моніторинг ресурсів</text:span></text:p>
      <text:p text:style-name="P5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6:26:02.969730801</meta:creation-date>
    <dc:date>2024-10-14T06:30:45.304408434</dc:date>
    <meta:editing-duration>PT4M42S</meta:editing-duration>
    <meta:editing-cycles>1</meta:editing-cycles>
    <meta:document-statistic meta:table-count="0" meta:image-count="0" meta:object-count="0" meta:page-count="1" meta:paragraph-count="7" meta:word-count="37" meta:character-count="236" meta:non-whitespace-character-count="206"/>
    <meta:generator>LibreOffice/24.2.5.2$Linux_X86_64 LibreOffice_project/420$Build-2</meta:generator>
  </office:meta>
</office:document-meta>
</file>